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Corbel" svg:font-family="Corbe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3.41pt"/>
    </style:style>
    <style:style style:name="co2" style:family="table-column">
      <style:table-column-properties fo:break-before="auto" style:column-width="79.74pt"/>
    </style:style>
    <style:style style:name="co3" style:family="table-column">
      <style:table-column-properties fo:break-before="auto" style:column-width="280.66pt"/>
    </style:style>
    <style:style style:name="co4" style:family="table-column">
      <style:table-column-properties fo:break-before="auto" style:column-width="32.54pt"/>
    </style:style>
    <style:style style:name="co5" style:family="table-column">
      <style:table-column-properties fo:break-before="auto" style:column-width="64.46pt"/>
    </style:style>
    <style:style style:name="ro1" style:family="table-row">
      <style:table-row-properties style:row-height="60.01pt" fo:break-before="auto" style:use-optimal-row-height="false"/>
    </style:style>
    <style:style style:name="ro2" style:family="table-row">
      <style:table-row-properties style:row-height="39.74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9.99pt" fo:break-before="auto" style:use-optimal-row-height="false"/>
    </style:style>
    <style:style style:name="ro5" style:family="table-row">
      <style:table-row-properties style:row-height="53.26pt" fo:break-before="auto" style:use-optimal-row-height="false"/>
    </style:style>
    <style:style style:name="ro6" style:family="table-row">
      <style:table-row-properties style:row-height="15pt" fo:break-before="auto" style:use-optimal-row-height="true"/>
    </style:style>
    <style:style style:name="ro7" style:family="table-row">
      <style:table-row-properties style:row-height="15pt" fo:break-before="auto" style:use-optimal-row-height="false"/>
    </style:style>
    <style:style style:name="ta1" style:family="table" style:master-page-name="PageStyle_5f_Project_20_Planner">
      <style:table-properties table:display="true" style:writing-mode="lr-tb" tableooo:tab-color="#735773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f3f3f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735773" style:text-outline="false" style:text-line-through-style="none" style:text-line-through-type="none" style:font-name="Corbel" fo:font-size="42pt" fo:font-style="normal" fo:text-shadow="none" style:text-underline-style="none" fo:font-weight="bold" style:font-size-asian="42pt" style:font-style-asian="normal" style:font-weight-asian="bold" style:font-name-complex="Corbel" style:font-size-complex="42pt" style:font-style-complex="normal" style:font-weight-complex="bold"/>
    </style:style>
    <style:style style:name="ce3" style:family="table-cell" style:parent-style-name="Default">
      <style:table-cell-properties fo:border-bottom="0.74pt solid #735773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595959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73577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b7b7b7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3f3f3f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6" style:family="table-cell" style:parent-style-name="Default">
      <style:table-cell-properties fo:background-color="#d9d9d9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3f3f3f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7" style:family="table-cell" style:parent-style-name="Default">
      <style:table-cell-properties fo:background-color="#b7b7b7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3f3f3f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Default">
      <style:table-cell-properties fo:background-color="#d9d9d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3f3f3f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595959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b7b7b7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3f3f3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595959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 style:data-style-name="N3">
      <style:table-cell-properties fo:border-bottom="0.74pt solid #73577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595959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order-bottom="0.74pt solid #000000" fo:background-color="#a4162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3f3f3f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3f3f3f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  <style:map style:condition="is-true-formula(percentcomplete)" style:apply-style-name="ConditionalStyle_5f_1" style:base-cell-address="'Project Planner'.D5"/>
    </style:style>
    <style:style style:name="ce16" style:family="table-cell" style:parent-style-name="Default">
      <style:table-cell-properties fo:border-bottom="0.74pt solid #000000" fo:background-color="#f85e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3f3f3f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f3f3f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  <style:map style:condition="is-true-formula(percentcomplete)" style:apply-style-name="ConditionalStyle_5f_1" style:base-cell-address="'Project Planner'.D5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3f3f3f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  <style:map style:condition="is-true-formula(percentcomplete)" style:apply-style-name="ConditionalStyle_5f_1" style:base-cell-address="'Project Planner'.D5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3f3f3f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  <style:map style:condition="is-true-formula(percentcomplete)" style:apply-style-name="ConditionalStyle_5f_1" style:base-cell-address="'Project Planner'.D5"/>
    </style:style>
    <style:style style:name="ce20" style:family="table-cell" style:parent-style-name="Default" style:data-style-name="N3">
      <style:table-cell-properties fo:border-bottom="0.74pt solid #73577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595959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3f3f3f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  <style:map style:condition="is-true-formula(percentcomplete)" style:apply-style-name="ConditionalStyle_5f_1" style:base-cell-address="'Project Planner'.D5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3f3f3f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  <style:map style:condition="is-true-formula(percentcomplete)" style:apply-style-name="ConditionalStyle_5f_1" style:base-cell-address="'Project Planner'.D5"/>
    </style:style>
    <style:style style:name="ce23" style:family="table-cell" style:parent-style-name="Default">
      <style:table-cell-properties fo:border-bottom="0.74pt solid #000000" fo:background-color="#a4162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3f3f3f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fo:background-color="#f85e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3f3f3f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3f3f3f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  <style:map style:condition="is-true-formula(percentcomplete)" style:apply-style-name="ConditionalStyle_5f_1" style:base-cell-address="'Project Planner'.D5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3f3f3f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  <style:map style:condition="is-true-formula(percentcomplete)" style:apply-style-name="ConditionalStyle_5f_1" style:base-cell-address="'Project Planner'.D5"/>
    </style:style>
    <style:style style:name="ce27" style:family="table-cell" style:parent-style-name="Default">
      <style:table-cell-properties fo:border-bottom="0.74pt solid #000000" fo:background-color="#ffb56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3f3f3f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c9b8c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3f3f3f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  <style:map style:condition="is-true-formula(percentcomplete)" style:apply-style-name="ConditionalStyle_5f_1" style:base-cell-address="'Project Planner'.D5"/>
    </style:style>
    <style:style style:name="ce29" style:family="table-cell" style:parent-style-name="Default">
      <style:table-cell-properties fo:border-bottom="0.74pt solid #000000" fo:background-color="#ffd29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3f3f3f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c9b8c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3f3f3f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  <style:map style:condition="is-true-formula(percentcomplete)" style:apply-style-name="ConditionalStyle_5f_1" style:base-cell-address="'Project Planner'.D5"/>
    </style:style>
    <style:style style:name="ce31" style:family="table-cell" style:parent-style-name="Default">
      <style:table-cell-properties fo:border-bottom="0.74pt solid #000000" fo:background-color="#ffb56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3f3f3f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ffd29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3f3f3f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ff6b6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3f3f3f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4" style:family="table-cell" style:parent-style-name="Default">
      <style:table-cell-properties fo:background-color="#8f2d5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f3f3f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fo:background-color="#73d2d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3f3f3f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fo:background-color="#d8115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3f3f3f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3f3f3f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  <style:map style:condition="is-true-formula(percentcomplete)" style:apply-style-name="ConditionalStyle_5f_1" style:base-cell-address="'Project Planner'.D5"/>
    </style:style>
    <style:style style:name="ce38" style:family="table-cell" style:parent-style-name="Default">
      <style:table-cell-properties fo:border-bottom="none" fo:background-color="#8f2d5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3f3f3f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73d2d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3f3f3f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ff6b6b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3f3f3f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fo:background-color="#f68e5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3f3f3f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d8115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3f3f3f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595959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f3f3f" style:text-outline="false" style:text-line-through-style="none" style:text-line-through-type="none" style:font-name="Corbel" fo:font-size="11pt" fo:font-style="normal" fo:text-shadow="none" style:text-underline-style="none" fo:font-weight="normal" style:font-size-asian="11pt" style:font-style-asian="normal" style:font-weight-asian="normal" style:font-name-complex="Corbe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79.8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64.8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3f3f3f" style:text-outline="false" style:text-line-through-style="none" style:text-line-through-type="none" style:font-name="Corbe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Corbe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3f3f3f" style:text-outline="false" style:text-line-through-style="none" style:text-line-through-type="none" style:font-name="Corbe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Corbe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ject Planne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2" table:default-cell-style-name="Default"/>
        <table:table-column table:style-name="co5" table:number-columns-repeated="999" table:default-cell-style-name="Default"/>
        <table:table-row table:style-name="ro1">
          <table:table-cell/>
          <table:table-cell table:style-name="ce2" office:value-type="string" calcext:value-type="string" table:number-columns-spanned="24" table:number-rows-spanned="1">
            <text:p>Big Open Source Sister</text:p>
          </table:table-cell>
          <table:covered-table-cell table:number-columns-repeated="23"/>
          <table:table-cell table:number-columns-repeated="999"/>
        </table:table-row>
        <table:table-row table:style-name="ro2">
          <table:table-cell table:style-name="ce1"/>
          <table:table-cell table:style-name="ce3" office:value-type="string" calcext:value-type="string" table:number-columns-spanned="1" table:number-rows-spanned="2">
            <text:p>ACTIVITY</text:p>
          </table:table-cell>
          <table:table-cell table:style-name="ce9" office:value-type="string" calcext:value-type="string" table:number-columns-spanned="1" table:number-rows-spanned="2">
            <text:p>ACTIVITY</text:p>
          </table:table-cell>
          <table:table-cell table:style-name="ce12" office:value-type="string" calcext:value-type="string" table:number-columns-spanned="20" table:number-rows-spanned="1">
            <text:p>PERIODS (week)</text:p>
          </table:table-cell>
          <table:covered-table-cell table:number-columns-repeated="19"/>
          <table:table-cell table:style-name="ce43" table:number-columns-repeated="2"/>
          <table:table-cell table:number-columns-repeated="999"/>
        </table:table-row>
        <table:table-row table:style-name="ro3">
          <table:table-cell/>
          <table:covered-table-cell table:style-name="ce4"/>
          <table:covered-table-cell table:style-name="ce10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20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5" calcext:value-type="float">
            <text:p>15</text:p>
          </table:table-cell>
          <table:table-cell table:style-name="ce20" office:value-type="float" office:value="16" calcext:value-type="float">
            <text:p>16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9" calcext:value-type="float">
            <text:p>19</text:p>
          </table:table-cell>
          <table:table-cell table:style-name="ce20" office:value-type="float" office:value="20" calcext:value-type="float">
            <text:p>20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999"/>
        </table:table-row>
        <table:table-row table:style-name="ro4">
          <table:table-cell/>
          <table:table-cell table:style-name="ce5" office:value-type="string" calcext:value-type="string" table:number-columns-spanned="1" table:number-rows-spanned="4">
            <text:p>Mentors selection</text:p>
          </table:table-cell>
          <table:table-cell table:style-name="ce7" office:value-type="string" calcext:value-type="string">
            <text:p>Create mentors application form</text:p>
          </table:table-cell>
          <table:table-cell table:style-name="ce14"/>
          <table:table-cell table:style-name="ce19" table:number-columns-repeated="2"/>
          <table:table-cell table:style-name="ce21"/>
          <table:table-cell table:style-name="ce19" table:number-columns-repeated="3"/>
          <table:table-cell table:style-name="ce21"/>
          <table:table-cell table:style-name="ce19" table:number-columns-repeated="3"/>
          <table:table-cell table:style-name="ce21"/>
          <table:table-cell table:style-name="ce19" table:number-columns-repeated="3"/>
          <table:table-cell table:style-name="ce25"/>
          <table:table-cell table:style-name="ce17" table:number-columns-repeated="3"/>
          <table:table-cell table:style-name="ce25"/>
          <table:table-cell table:style-name="ce17" table:number-columns-repeated="2"/>
          <table:table-cell table:number-columns-repeated="999"/>
        </table:table-row>
        <table:table-row table:style-name="ro4">
          <table:table-cell/>
          <table:covered-table-cell/>
          <table:table-cell table:style-name="ce7" office:value-type="string" calcext:value-type="string">
            <text:p>Mentors applying period</text:p>
          </table:table-cell>
          <table:table-cell table:style-name="ce15"/>
          <table:table-cell table:style-name="ce14" table:number-columns-repeated="2"/>
          <table:table-cell table:style-name="ce22"/>
          <table:table-cell table:style-name="ce15" table:number-columns-repeated="3"/>
          <table:table-cell table:style-name="ce22"/>
          <table:table-cell table:style-name="ce15" table:number-columns-repeated="3"/>
          <table:table-cell table:style-name="ce22"/>
          <table:table-cell table:style-name="ce15" table:number-columns-repeated="3"/>
          <table:table-cell table:style-name="ce25"/>
          <table:table-cell table:style-name="ce17" table:number-columns-repeated="3"/>
          <table:table-cell table:style-name="ce25"/>
          <table:table-cell table:style-name="ce17" table:number-columns-repeated="2"/>
          <table:table-cell table:number-columns-repeated="999"/>
        </table:table-row>
        <table:table-row table:style-name="ro4">
          <table:table-cell/>
          <table:covered-table-cell/>
          <table:table-cell table:style-name="ce7" office:value-type="string" calcext:value-type="string">
            <text:p>Select Mentors</text:p>
          </table:table-cell>
          <table:table-cell table:style-name="ce15" table:number-columns-repeated="3"/>
          <table:table-cell table:style-name="ce23"/>
          <table:table-cell table:style-name="ce15"/>
          <table:table-cell table:style-name="ce28" table:number-columns-repeated="2"/>
          <table:table-cell table:style-name="ce30"/>
          <table:table-cell table:style-name="ce15" table:number-columns-repeated="3"/>
          <table:table-cell table:style-name="ce22"/>
          <table:table-cell table:style-name="ce15" table:number-columns-repeated="3"/>
          <table:table-cell table:style-name="ce25"/>
          <table:table-cell table:style-name="ce17" table:number-columns-repeated="3"/>
          <table:table-cell table:style-name="ce25"/>
          <table:table-cell table:style-name="ce17" table:number-columns-repeated="2"/>
          <table:table-cell table:number-columns-repeated="999"/>
        </table:table-row>
        <table:table-row table:style-name="ro4">
          <table:table-cell/>
          <table:covered-table-cell/>
          <table:table-cell table:style-name="ce7" office:value-type="string" calcext:value-type="string">
            <text:p>Communicate application results</text:p>
          </table:table-cell>
          <table:table-cell table:style-name="ce15" table:number-columns-repeated="3"/>
          <table:table-cell table:style-name="ce23"/>
          <table:table-cell table:style-name="ce15"/>
          <table:table-cell table:style-name="ce28" table:number-columns-repeated="2"/>
          <table:table-cell table:style-name="ce30"/>
          <table:table-cell table:style-name="ce15" table:number-columns-repeated="3"/>
          <table:table-cell table:style-name="ce22"/>
          <table:table-cell table:style-name="ce15" table:number-columns-repeated="3"/>
          <table:table-cell table:style-name="ce25"/>
          <table:table-cell table:style-name="ce17" table:number-columns-repeated="3"/>
          <table:table-cell table:style-name="ce25"/>
          <table:table-cell table:style-name="ce17" table:number-columns-repeated="2"/>
          <table:table-cell table:number-columns-repeated="999"/>
        </table:table-row>
        <table:table-row table:style-name="ro4">
          <table:table-cell/>
          <table:table-cell table:style-name="ce6" office:value-type="string" calcext:value-type="string" table:number-columns-spanned="1" table:number-rows-spanned="5">
            <text:p>Mentor training</text:p>
          </table:table-cell>
          <table:table-cell table:style-name="ce8" office:value-type="string" calcext:value-type="string">
            <text:p>Prepare mentoring material</text:p>
          </table:table-cell>
          <table:table-cell table:style-name="ce16" table:number-columns-repeated="3"/>
          <table:table-cell table:style-name="ce24"/>
          <table:table-cell table:style-name="ce15" table:number-columns-repeated="3"/>
          <table:table-cell table:style-name="ce22"/>
          <table:table-cell table:style-name="ce15" table:number-columns-repeated="3"/>
          <table:table-cell table:style-name="ce22"/>
          <table:table-cell table:style-name="ce15" table:number-columns-repeated="3"/>
          <table:table-cell table:style-name="ce25"/>
          <table:table-cell table:style-name="ce17" table:number-columns-repeated="3"/>
          <table:table-cell table:style-name="ce25"/>
          <table:table-cell table:style-name="ce17" table:number-columns-repeated="2"/>
          <table:table-cell table:number-columns-repeated="999"/>
        </table:table-row>
        <table:table-row table:style-name="ro4">
          <table:table-cell/>
          <table:covered-table-cell/>
          <table:table-cell table:style-name="ce8" office:value-type="string" calcext:value-type="string">
            <text:p>FOSS training</text:p>
          </table:table-cell>
          <table:table-cell table:style-name="ce15" table:number-columns-repeated="3"/>
          <table:table-cell table:style-name="ce22"/>
          <table:table-cell table:style-name="ce16" table:number-columns-repeated="2"/>
          <table:table-cell table:style-name="ce15"/>
          <table:table-cell table:style-name="ce22"/>
          <table:table-cell table:style-name="ce15" table:number-columns-repeated="3"/>
          <table:table-cell table:style-name="ce22"/>
          <table:table-cell table:style-name="ce15" table:number-columns-repeated="3"/>
          <table:table-cell table:style-name="ce25"/>
          <table:table-cell table:style-name="ce17" table:number-columns-repeated="3"/>
          <table:table-cell table:style-name="ce25"/>
          <table:table-cell table:style-name="ce17" table:number-columns-repeated="2"/>
          <table:table-cell table:number-columns-repeated="999"/>
        </table:table-row>
        <table:table-row table:style-name="ro4">
          <table:table-cell/>
          <table:covered-table-cell/>
          <table:table-cell table:style-name="ce8" office:value-type="string" calcext:value-type="string">
            <text:p>BOSS introduction</text:p>
          </table:table-cell>
          <table:table-cell table:style-name="ce15" table:number-columns-repeated="3"/>
          <table:table-cell table:style-name="ce22"/>
          <table:table-cell table:style-name="ce15"/>
          <table:table-cell table:style-name="ce16"/>
          <table:table-cell table:style-name="ce15"/>
          <table:table-cell table:style-name="ce22"/>
          <table:table-cell table:style-name="ce15" table:number-columns-repeated="3"/>
          <table:table-cell table:style-name="ce22"/>
          <table:table-cell table:style-name="ce15" table:number-columns-repeated="3"/>
          <table:table-cell table:style-name="ce25"/>
          <table:table-cell table:style-name="ce17" table:number-columns-repeated="3"/>
          <table:table-cell table:style-name="ce25"/>
          <table:table-cell table:style-name="ce17" table:number-columns-repeated="2"/>
          <table:table-cell table:number-columns-repeated="999"/>
        </table:table-row>
        <table:table-row table:style-name="ro4">
          <table:table-cell/>
          <table:covered-table-cell/>
          <table:table-cell table:style-name="ce8" office:value-type="string" calcext:value-type="string">
            <text:p>One-on-one training</text:p>
          </table:table-cell>
          <table:table-cell table:style-name="ce15" table:number-columns-repeated="3"/>
          <table:table-cell table:style-name="ce22"/>
          <table:table-cell table:style-name="ce15" table:number-columns-repeated="2"/>
          <table:table-cell table:style-name="ce16"/>
          <table:table-cell table:style-name="ce22"/>
          <table:table-cell table:style-name="ce15" table:number-columns-repeated="3"/>
          <table:table-cell table:style-name="ce22"/>
          <table:table-cell table:style-name="ce15" table:number-columns-repeated="3"/>
          <table:table-cell table:style-name="ce25"/>
          <table:table-cell table:style-name="ce17" table:number-columns-repeated="3"/>
          <table:table-cell table:style-name="ce25"/>
          <table:table-cell table:style-name="ce17" table:number-columns-repeated="2"/>
          <table:table-cell table:number-columns-repeated="999"/>
        </table:table-row>
        <table:table-row table:style-name="ro4">
          <table:table-cell/>
          <table:covered-table-cell/>
          <table:table-cell table:style-name="ce8" office:value-type="string" calcext:value-type="string">
            <text:p>Project framework training</text:p>
          </table:table-cell>
          <table:table-cell table:style-name="ce15" table:number-columns-repeated="3"/>
          <table:table-cell table:style-name="ce22"/>
          <table:table-cell table:style-name="ce15" table:number-columns-repeated="2"/>
          <table:table-cell table:style-name="ce28"/>
          <table:table-cell table:style-name="ce24"/>
          <table:table-cell table:style-name="ce15" table:number-columns-repeated="3"/>
          <table:table-cell table:style-name="ce22"/>
          <table:table-cell table:style-name="ce15" table:number-columns-repeated="3"/>
          <table:table-cell table:style-name="ce25"/>
          <table:table-cell table:style-name="ce17" table:number-columns-repeated="3"/>
          <table:table-cell table:style-name="ce25"/>
          <table:table-cell table:style-name="ce17" table:number-columns-repeated="2"/>
          <table:table-cell table:number-columns-repeated="999"/>
        </table:table-row>
        <table:table-row table:style-name="ro4">
          <table:table-cell/>
          <table:table-cell table:style-name="ce5" office:value-type="string" calcext:value-type="string" table:number-columns-spanned="1" table:number-rows-spanned="4">
            <text:p>Participants selection</text:p>
          </table:table-cell>
          <table:table-cell table:style-name="ce7" office:value-type="string" calcext:value-type="string">
            <text:p>Create participans application form</text:p>
          </table:table-cell>
          <table:table-cell table:style-name="ce15" table:number-columns-repeated="3"/>
          <table:table-cell table:style-name="ce22"/>
          <table:table-cell table:style-name="ce27"/>
          <table:table-cell table:style-name="ce15" table:number-columns-repeated="2"/>
          <table:table-cell table:style-name="ce22"/>
          <table:table-cell table:style-name="ce15" table:number-columns-repeated="3"/>
          <table:table-cell table:style-name="ce22"/>
          <table:table-cell table:style-name="ce15" table:number-columns-repeated="3"/>
          <table:table-cell table:style-name="ce25"/>
          <table:table-cell table:style-name="ce17" table:number-columns-repeated="3"/>
          <table:table-cell table:style-name="ce25"/>
          <table:table-cell table:style-name="ce17" table:number-columns-repeated="2"/>
          <table:table-cell table:number-columns-repeated="999"/>
        </table:table-row>
        <table:table-row table:style-name="ro4">
          <table:table-cell/>
          <table:covered-table-cell/>
          <table:table-cell table:style-name="ce7" office:value-type="string" calcext:value-type="string">
            <text:p>Participants applying period</text:p>
          </table:table-cell>
          <table:table-cell table:style-name="ce15" table:number-columns-repeated="3"/>
          <table:table-cell table:style-name="ce22"/>
          <table:table-cell table:style-name="ce15"/>
          <table:table-cell table:style-name="ce27" table:number-columns-repeated="2"/>
          <table:table-cell table:style-name="ce22"/>
          <table:table-cell table:style-name="ce15" table:number-columns-repeated="3"/>
          <table:table-cell table:style-name="ce22"/>
          <table:table-cell table:style-name="ce15" table:number-columns-repeated="3"/>
          <table:table-cell table:style-name="ce25"/>
          <table:table-cell table:style-name="ce17" table:number-columns-repeated="3"/>
          <table:table-cell table:style-name="ce25"/>
          <table:table-cell table:style-name="ce17" table:number-columns-repeated="2"/>
          <table:table-cell table:number-columns-repeated="999"/>
        </table:table-row>
        <table:table-row table:style-name="ro4">
          <table:table-cell/>
          <table:covered-table-cell/>
          <table:table-cell table:style-name="ce7" office:value-type="string" calcext:value-type="string">
            <text:p>Select participants</text:p>
          </table:table-cell>
          <table:table-cell table:style-name="ce15" table:number-columns-repeated="3"/>
          <table:table-cell table:style-name="ce22"/>
          <table:table-cell table:style-name="ce15" table:number-columns-repeated="3"/>
          <table:table-cell table:style-name="ce31"/>
          <table:table-cell table:style-name="ce15" table:number-columns-repeated="3"/>
          <table:table-cell table:style-name="ce22"/>
          <table:table-cell table:style-name="ce15" table:number-columns-repeated="3"/>
          <table:table-cell table:style-name="ce25"/>
          <table:table-cell table:style-name="ce17" table:number-columns-repeated="3"/>
          <table:table-cell table:style-name="ce25"/>
          <table:table-cell table:style-name="ce17" table:number-columns-repeated="2"/>
          <table:table-cell table:number-columns-repeated="999"/>
        </table:table-row>
        <table:table-row table:style-name="ro4">
          <table:table-cell/>
          <table:covered-table-cell/>
          <table:table-cell table:style-name="ce7" office:value-type="string" calcext:value-type="string">
            <text:p>Communicate application results</text:p>
          </table:table-cell>
          <table:table-cell table:style-name="ce15" table:number-columns-repeated="3"/>
          <table:table-cell table:style-name="ce22"/>
          <table:table-cell table:style-name="ce15" table:number-columns-repeated="3"/>
          <table:table-cell table:style-name="ce31"/>
          <table:table-cell table:style-name="ce15" table:number-columns-repeated="3"/>
          <table:table-cell table:style-name="ce22"/>
          <table:table-cell table:style-name="ce15" table:number-columns-repeated="3"/>
          <table:table-cell table:style-name="ce25"/>
          <table:table-cell table:style-name="ce17" table:number-columns-repeated="3"/>
          <table:table-cell table:style-name="ce25"/>
          <table:table-cell table:style-name="ce17" table:number-columns-repeated="2"/>
          <table:table-cell table:number-columns-repeated="999"/>
        </table:table-row>
        <table:table-row table:style-name="ro5">
          <table:table-cell/>
          <table:table-cell table:style-name="ce6" office:value-type="string" calcext:value-type="string" table:number-columns-spanned="1" table:number-rows-spanned="4">
            <text:p>Determine content schedule</text:p>
          </table:table-cell>
          <table:table-cell table:style-name="ce8" office:value-type="string" calcext:value-type="string">
            <office:annotation draw:style-name="gr1" draw:text-style-name="P2" svg:width="130.22pt" svg:height="85.49pt" svg:x="385.03pt" svg:y="566.25pt" draw:caption-point-x="-11.54pt" draw:caption-point-y="-60.49pt">
              <dc:date>2021-03-10T00:00:00</dc:date>
              <text:p text:style-name="P1">Acho que não precisa desse mais</text:p>
              <text:p text:style-name="P1"><text:tab/>-Bruna Nayara</text:p>
            </office:annotation>
            <text:p>Assign responsible mentors to review and lead the live session <text:s/>(acho que não precisa mais desse)</text:p>
          </table:table-cell>
          <table:table-cell table:style-name="ce15" table:number-columns-repeated="3"/>
          <table:table-cell table:style-name="ce22"/>
          <table:table-cell table:style-name="ce15" table:number-columns-repeated="2"/>
          <table:table-cell table:style-name="ce29"/>
          <table:table-cell table:style-name="ce22"/>
          <table:table-cell table:style-name="ce15" table:number-columns-repeated="3"/>
          <table:table-cell table:style-name="ce22"/>
          <table:table-cell table:style-name="ce15" table:number-columns-repeated="3"/>
          <table:table-cell table:style-name="ce25"/>
          <table:table-cell table:style-name="ce17" table:number-columns-repeated="3"/>
          <table:table-cell table:style-name="ce25"/>
          <table:table-cell table:style-name="ce17" table:number-columns-repeated="2"/>
          <table:table-cell table:number-columns-repeated="999"/>
        </table:table-row>
        <table:table-row table:style-name="ro4">
          <table:table-cell/>
          <table:covered-table-cell/>
          <table:table-cell table:style-name="ce8" office:value-type="string" calcext:value-type="string">
            <text:p>Review the Program Roadmap</text:p>
          </table:table-cell>
          <table:table-cell table:style-name="ce15" table:number-columns-repeated="3"/>
          <table:table-cell table:style-name="ce22"/>
          <table:table-cell table:style-name="ce15" table:number-columns-repeated="2"/>
          <table:table-cell table:style-name="ce29"/>
          <table:table-cell table:style-name="ce22"/>
          <table:table-cell table:style-name="ce15" table:number-columns-repeated="3"/>
          <table:table-cell table:style-name="ce22"/>
          <table:table-cell table:style-name="ce15" table:number-columns-repeated="3"/>
          <table:table-cell table:style-name="ce25"/>
          <table:table-cell table:style-name="ce17" table:number-columns-repeated="3"/>
          <table:table-cell table:style-name="ce25"/>
          <table:table-cell table:style-name="ce17" table:number-columns-repeated="2"/>
          <table:table-cell table:number-columns-repeated="999"/>
        </table:table-row>
        <table:table-row table:style-name="ro4">
          <table:table-cell/>
          <table:covered-table-cell/>
          <table:table-cell table:style-name="ce8" office:value-type="string" calcext:value-type="string">
            <text:p>Review self-assessment questionnaire</text:p>
          </table:table-cell>
          <table:table-cell table:style-name="ce15" table:number-columns-repeated="3"/>
          <table:table-cell table:style-name="ce22"/>
          <table:table-cell table:style-name="ce15" table:number-columns-repeated="3"/>
          <table:table-cell table:style-name="ce32"/>
          <table:table-cell table:style-name="ce15" table:number-columns-repeated="3"/>
          <table:table-cell table:style-name="ce22"/>
          <table:table-cell table:style-name="ce15" table:number-columns-repeated="3"/>
          <table:table-cell table:style-name="ce25"/>
          <table:table-cell table:style-name="ce17" table:number-columns-repeated="3"/>
          <table:table-cell table:style-name="ce25"/>
          <table:table-cell table:style-name="ce17" table:number-columns-repeated="2"/>
          <table:table-cell table:number-columns-repeated="999"/>
        </table:table-row>
        <table:table-row table:style-name="ro4">
          <table:table-cell/>
          <table:covered-table-cell/>
          <table:table-cell table:style-name="ce8" office:value-type="string" calcext:value-type="string">
            <text:p>Weekly mentors planning</text:p>
          </table:table-cell>
          <table:table-cell table:style-name="ce15" table:number-columns-repeated="3"/>
          <table:table-cell table:style-name="ce22"/>
          <table:table-cell table:style-name="ce15" table:number-columns-repeated="3"/>
          <table:table-cell table:style-name="ce32"/>
          <table:table-cell table:style-name="ce15" table:number-columns-repeated="3"/>
          <table:table-cell table:style-name="ce22"/>
          <table:table-cell table:style-name="ce15" table:number-columns-repeated="3"/>
          <table:table-cell table:style-name="ce25"/>
          <table:table-cell table:style-name="ce17" table:number-columns-repeated="3"/>
          <table:table-cell table:style-name="ce25"/>
          <table:table-cell table:style-name="ce17" table:number-columns-repeated="2"/>
          <table:table-cell table:number-columns-repeated="999"/>
        </table:table-row>
        <table:table-row table:style-name="ro4">
          <table:table-cell/>
          <table:table-cell table:style-name="ce5" office:value-type="string" calcext:value-type="string" table:number-columns-spanned="1" table:number-rows-spanned="4">
            <text:p>Content</text:p>
          </table:table-cell>
          <table:table-cell table:style-name="ce11" office:value-type="string" calcext:value-type="string">
            <text:p>Welcome to BOSS</text:p>
          </table:table-cell>
          <table:table-cell table:style-name="ce15" table:number-columns-repeated="3"/>
          <table:table-cell table:style-name="ce22"/>
          <table:table-cell table:style-name="ce15" table:number-columns-repeated="3"/>
          <table:table-cell table:style-name="ce22"/>
          <table:table-cell table:style-name="ce33" table:number-columns-repeated="4"/>
          <table:table-cell table:style-name="ce15" table:number-columns-repeated="3"/>
          <table:table-cell table:style-name="ce25"/>
          <table:table-cell table:style-name="ce17" table:number-columns-repeated="3"/>
          <table:table-cell table:style-name="ce25"/>
          <table:table-cell table:style-name="ce17" table:number-columns-repeated="2"/>
          <table:table-cell table:number-columns-repeated="999"/>
        </table:table-row>
        <table:table-row table:style-name="ro6">
          <table:table-cell/>
          <table:covered-table-cell/>
          <table:table-cell table:style-name="ce7" office:value-type="string" calcext:value-type="string">
            <text:p>Overcoming Technical and non technical challenges of contributing to Open Source</text:p>
          </table:table-cell>
          <table:table-cell table:style-name="ce15" table:number-columns-repeated="3"/>
          <table:table-cell table:style-name="ce22"/>
          <table:table-cell table:style-name="ce15" table:number-columns-repeated="3"/>
          <table:table-cell table:style-name="ce22"/>
          <table:table-cell table:style-name="ce15" table:number-columns-repeated="3"/>
          <table:table-cell table:style-name="ce22"/>
          <table:table-cell table:style-name="ce33" table:number-columns-repeated="3"/>
          <table:table-cell table:style-name="ce40"/>
          <table:table-cell table:style-name="ce17" table:number-columns-repeated="3"/>
          <table:table-cell table:style-name="ce25"/>
          <table:table-cell table:style-name="ce17" table:number-columns-repeated="2"/>
          <table:table-cell table:number-columns-repeated="999"/>
        </table:table-row>
        <table:table-row table:style-name="ro4">
          <table:table-cell/>
          <table:covered-table-cell/>
          <table:table-cell table:style-name="ce11" office:value-type="string" calcext:value-type="string">
            <text:p>Community Bonding</text:p>
          </table:table-cell>
          <table:table-cell table:style-name="ce15" table:number-columns-repeated="3"/>
          <table:table-cell table:style-name="ce22"/>
          <table:table-cell table:style-name="ce15" table:number-columns-repeated="3"/>
          <table:table-cell table:style-name="ce22"/>
          <table:table-cell table:style-name="ce15" table:number-columns-repeated="3"/>
          <table:table-cell table:style-name="ce22"/>
          <table:table-cell table:style-name="ce15" table:number-columns-repeated="3"/>
          <table:table-cell table:style-name="ce25"/>
          <table:table-cell table:style-name="ce33" table:number-columns-repeated="2"/>
          <table:table-cell table:style-name="ce17"/>
          <table:table-cell table:style-name="ce25"/>
          <table:table-cell table:style-name="ce17" table:number-columns-repeated="2"/>
          <table:table-cell table:number-columns-repeated="999"/>
        </table:table-row>
        <table:table-row table:style-name="ro6">
          <table:table-cell/>
          <table:covered-table-cell/>
          <table:table-cell table:style-name="ce11" office:value-type="string" calcext:value-type="string">
            <text:p>What's next? Finding your favorite OSS project to contribute</text:p>
          </table:table-cell>
          <table:table-cell table:style-name="ce15" table:number-columns-repeated="3"/>
          <table:table-cell table:style-name="ce22"/>
          <table:table-cell table:style-name="ce15" table:number-columns-repeated="3"/>
          <table:table-cell table:style-name="ce22"/>
          <table:table-cell table:style-name="ce15" table:number-columns-repeated="3"/>
          <table:table-cell table:style-name="ce22"/>
          <table:table-cell table:style-name="ce15" table:number-columns-repeated="3"/>
          <table:table-cell table:style-name="ce25"/>
          <table:table-cell table:style-name="ce17" table:number-columns-repeated="2"/>
          <table:table-cell table:style-name="ce33"/>
          <table:table-cell table:style-name="ce40"/>
          <table:table-cell table:style-name="ce17" table:number-columns-repeated="2"/>
          <table:table-cell table:number-columns-repeated="999"/>
        </table:table-row>
        <table:table-row table:style-name="ro4">
          <table:table-cell/>
          <table:table-cell table:style-name="ce5" office:value-type="string" calcext:value-type="string" table:number-columns-spanned="1" table:number-rows-spanned="2">
            <text:p>FOSS contribution</text:p>
          </table:table-cell>
          <table:table-cell table:style-name="ce7" office:value-type="string" calcext:value-type="string">
            <text:p>Basic contribution to an open source repository</text:p>
          </table:table-cell>
          <table:table-cell table:style-name="ce17" table:number-columns-repeated="3"/>
          <table:table-cell table:style-name="ce25"/>
          <table:table-cell table:style-name="ce17" table:number-columns-repeated="3"/>
          <table:table-cell table:style-name="ce25"/>
          <table:table-cell table:style-name="ce17" table:number-columns-repeated="2"/>
          <table:table-cell table:style-name="ce36"/>
          <table:table-cell table:style-name="ce25"/>
          <table:table-cell table:style-name="ce17"/>
          <table:table-cell table:style-name="ce36"/>
          <table:table-cell table:style-name="ce17"/>
          <table:table-cell table:style-name="ce25"/>
          <table:table-cell table:style-name="ce17" table:number-columns-repeated="3"/>
          <table:table-cell table:style-name="ce25"/>
          <table:table-cell table:style-name="ce17" table:number-columns-repeated="2"/>
          <table:table-cell table:number-columns-repeated="999"/>
        </table:table-row>
        <table:table-row table:style-name="ro4">
          <table:table-cell/>
          <table:covered-table-cell/>
          <table:table-cell table:style-name="ce7" office:value-type="string" calcext:value-type="string">
            <text:p>Contribution to main project</text:p>
          </table:table-cell>
          <table:table-cell table:style-name="ce17" table:number-columns-repeated="3"/>
          <table:table-cell table:style-name="ce25"/>
          <table:table-cell table:style-name="ce17" table:number-columns-repeated="3"/>
          <table:table-cell table:style-name="ce25"/>
          <table:table-cell table:style-name="ce17" table:number-columns-repeated="3"/>
          <table:table-cell table:style-name="ce25"/>
          <table:table-cell table:style-name="ce17" table:number-columns-repeated="3"/>
          <table:table-cell table:style-name="ce25"/>
          <table:table-cell table:style-name="ce17"/>
          <table:table-cell table:style-name="ce36" table:number-columns-repeated="2"/>
          <table:table-cell table:style-name="ce42"/>
          <table:table-cell table:style-name="ce36"/>
          <table:table-cell table:style-name="ce17"/>
          <table:table-cell table:number-columns-repeated="999"/>
        </table:table-row>
        <table:table-row table:style-name="ro4">
          <table:table-cell/>
          <table:table-cell table:style-name="ce6" office:value-type="string" calcext:value-type="string" table:number-columns-spanned="1" table:number-rows-spanned="2">
            <text:p>Talk like a Boss</text:p>
          </table:table-cell>
          <table:table-cell table:style-name="ce8" office:value-type="string" calcext:value-type="string">
            <text:p>Plan and write script</text:p>
          </table:table-cell>
          <table:table-cell table:style-name="ce17" table:number-columns-repeated="3"/>
          <table:table-cell table:style-name="ce25"/>
          <table:table-cell table:style-name="ce17" table:number-columns-repeated="3"/>
          <table:table-cell table:style-name="ce25"/>
          <table:table-cell table:style-name="ce34"/>
          <table:table-cell table:style-name="ce17"/>
          <table:table-cell table:style-name="ce34"/>
          <table:table-cell table:style-name="ce25"/>
          <table:table-cell table:style-name="ce34"/>
          <table:table-cell table:style-name="ce17"/>
          <table:table-cell table:style-name="ce34"/>
          <table:table-cell table:style-name="ce25"/>
          <table:table-cell table:style-name="ce17"/>
          <table:table-cell table:style-name="ce34"/>
          <table:table-cell table:style-name="ce15"/>
          <table:table-cell table:style-name="ce38"/>
          <table:table-cell table:style-name="ce17" table:number-columns-repeated="2"/>
          <table:table-cell table:number-columns-repeated="999"/>
        </table:table-row>
        <table:table-row table:style-name="ro4">
          <table:table-cell/>
          <table:covered-table-cell/>
          <table:table-cell table:style-name="ce8" office:value-type="string" calcext:value-type="string">
            <text:p>Host interviews </text:p>
          </table:table-cell>
          <table:table-cell table:style-name="ce17" table:number-columns-repeated="3"/>
          <table:table-cell table:style-name="ce25"/>
          <table:table-cell table:style-name="ce17" table:number-columns-repeated="3"/>
          <table:table-cell table:style-name="ce25"/>
          <table:table-cell table:style-name="ce17"/>
          <table:table-cell table:style-name="ce34"/>
          <table:table-cell table:style-name="ce37"/>
          <table:table-cell table:style-name="ce38"/>
          <table:table-cell table:style-name="ce15"/>
          <table:table-cell table:style-name="ce34"/>
          <table:table-cell table:style-name="ce15"/>
          <table:table-cell table:style-name="ce38"/>
          <table:table-cell table:style-name="ce17" table:number-columns-repeated="2"/>
          <table:table-cell table:style-name="ce34"/>
          <table:table-cell table:style-name="ce25"/>
          <table:table-cell table:style-name="ce34"/>
          <table:table-cell table:style-name="ce15"/>
          <table:table-cell table:number-columns-repeated="999"/>
        </table:table-row>
        <table:table-row table:style-name="ro4">
          <table:table-cell/>
          <table:table-cell table:style-name="ce7" office:value-type="string" calcext:value-type="string">
            <text:p>Mental health week</text:p>
          </table:table-cell>
          <table:table-cell table:style-name="ce7" office:value-type="string" calcext:value-type="string">
            <text:p>Break</text:p>
          </table:table-cell>
          <table:table-cell table:style-name="ce17" table:number-columns-repeated="3"/>
          <table:table-cell table:style-name="ce25"/>
          <table:table-cell table:style-name="ce17" table:number-columns-repeated="3"/>
          <table:table-cell table:style-name="ce25"/>
          <table:table-cell table:style-name="ce17" table:number-columns-repeated="3"/>
          <table:table-cell table:style-name="ce25"/>
          <table:table-cell table:style-name="ce17" table:number-columns-repeated="3"/>
          <table:table-cell table:style-name="ce25"/>
          <table:table-cell table:style-name="ce41"/>
          <table:table-cell table:style-name="ce17" table:number-columns-repeated="2"/>
          <table:table-cell table:style-name="ce25"/>
          <table:table-cell table:style-name="ce17" table:number-columns-repeated="2"/>
          <table:table-cell table:number-columns-repeated="999"/>
        </table:table-row>
        <table:table-row table:style-name="ro4">
          <table:table-cell/>
          <table:table-cell table:style-name="ce8" office:value-type="string" calcext:value-type="string">
            <text:p>One-on-One</text:p>
          </table:table-cell>
          <table:table-cell table:style-name="ce8" office:value-type="string" calcext:value-type="string">
            <office:annotation draw:style-name="gr2" draw:text-style-name="P2" svg:width="130.22pt" svg:height="70.5pt" svg:x="385.03pt" svg:y="926.25pt" draw:caption-point-x="-11.54pt" draw:caption-point-y="-37.22pt">
              <dc:date>2021-03-10T00:00:00</dc:date>
              <text:p text:style-name="P1">Acho que pode sair daqui</text:p>
              <text:p text:style-name="P1"><text:tab/>-Bruna Nayara</text:p>
            </office:annotation>
            <text:p>Weekly meeting with mentees</text:p>
          </table:table-cell>
          <table:table-cell table:style-name="ce18" table:number-columns-repeated="3"/>
          <table:table-cell table:style-name="ce26"/>
          <table:table-cell table:style-name="ce18"/>
          <table:table-cell table:style-name="ce15" table:number-columns-repeated="2"/>
          <table:table-cell table:style-name="ce22"/>
          <table:table-cell table:style-name="ce35" table:number-columns-repeated="3"/>
          <table:table-cell table:style-name="ce39"/>
          <table:table-cell table:style-name="ce35" table:number-columns-repeated="3"/>
          <table:table-cell table:style-name="ce39"/>
          <table:table-cell table:style-name="ce15"/>
          <table:table-cell table:style-name="ce35" table:number-columns-repeated="2"/>
          <table:table-cell table:style-name="ce39"/>
          <table:table-cell table:style-name="ce35"/>
          <table:table-cell table:style-name="ce17"/>
          <table:table-cell table:number-columns-repeated="999"/>
        </table:table-row>
        <table:table-row table:style-name="ro4">
          <table:table-cell/>
          <table:table-cell table:style-name="ce5" office:value-type="string" calcext:value-type="string" table:number-columns-spanned="1" table:number-rows-spanned="2">
            <text:p>Mentorship ending</text:p>
          </table:table-cell>
          <table:table-cell table:style-name="ce7" office:value-type="string" calcext:value-type="string">
            <text:p>Discussion between mentors and organizers about positive and negative aspects of this run</text:p>
          </table:table-cell>
          <table:table-cell table:style-name="ce17" table:number-columns-repeated="3"/>
          <table:table-cell table:style-name="ce25"/>
          <table:table-cell table:style-name="ce17" table:number-columns-repeated="3"/>
          <table:table-cell table:style-name="ce25"/>
          <table:table-cell table:style-name="ce17" table:number-columns-repeated="3"/>
          <table:table-cell table:style-name="ce25"/>
          <table:table-cell table:style-name="ce17" table:number-columns-repeated="3"/>
          <table:table-cell table:style-name="ce25"/>
          <table:table-cell table:style-name="ce17" table:number-columns-repeated="3"/>
          <table:table-cell table:style-name="ce25"/>
          <table:table-cell table:style-name="ce17"/>
          <table:table-cell table:style-name="ce44"/>
          <table:table-cell table:number-columns-repeated="999"/>
        </table:table-row>
        <table:table-row table:style-name="ro4">
          <table:table-cell/>
          <table:covered-table-cell/>
          <table:table-cell table:style-name="ce7" office:value-type="string" calcext:value-type="string">
            <text:p>Closing party with mentors and mentees</text:p>
          </table:table-cell>
          <table:table-cell table:style-name="ce17" table:number-columns-repeated="3"/>
          <table:table-cell table:style-name="ce25"/>
          <table:table-cell table:style-name="ce17" table:number-columns-repeated="3"/>
          <table:table-cell table:style-name="ce25"/>
          <table:table-cell table:style-name="ce17" table:number-columns-repeated="3"/>
          <table:table-cell table:style-name="ce25"/>
          <table:table-cell table:style-name="ce17" table:number-columns-repeated="3"/>
          <table:table-cell table:style-name="ce25"/>
          <table:table-cell table:style-name="ce17" table:number-columns-repeated="3"/>
          <table:table-cell table:style-name="ce25"/>
          <table:table-cell table:style-name="ce17"/>
          <table:table-cell table:style-name="ce44"/>
          <table:table-cell table:number-columns-repeated="999"/>
        </table:table-row>
        <table:table-row table:style-name="ro7" table:number-rows-repeated="1048543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Project Planner'.E4:'Project Planner'.F4 'Project Planner'.G4:'Project Planner'.G5 'Project Planner'.H4:'Project Planner'.I8 'Project Planner'.J4:'Project Planner'.J10 'Project Planner'.K4:'Project Planner'.K11 'Project Planner'.L4:'Project Planner'.O20 'Project Planner'.P4:'Project Planner'.S21 'Project Planner'.T4:'Project Planner'.U22 'Project Planner'.V4:'Project Planner'.W23 'Project Planner'.X4:'Project Planner'.X25 'Project Planner'.Y4:'Project Planner'.Y30 'Project Planner'.D5:'Project Planner'.D7 'Project Planner'.E6:'Project Planner'.F7 'Project Planner'.D9:'Project Planner'.G32 'Project Planner'.H10:'Project Planner'.H12 'Project Planner'.I11:'Project Planner'.I13 'Project Planner'.J12:'Project Planner'.J13 'Project Planner'.K13:'Project Planner'.K14 'Project Planner'.H14:'Project Planner'.H32 'Project Planner'.I15:'Project Planner'.I32 'Project Planner'.J15:'Project Planner'.J16 'Project Planner'.K17:'Project Planner'.K18 'Project Planner'.J19:'Project Planner'.J32 'Project Planner'.K21:'Project Planner'.K32 'Project Planner'.L22:'Project Planner'.L26 'Project Planner'.M22:'Project Planner'.M27 'Project Planner'.N22:'Project Planner'.N24 'Project Planner'.O22:'Project Planner'.O27 'Project Planner'.P23:'Project Planner'.P26 'Project Planner'.Q23:'Project Planner'.Q24 'Project Planner'.R23:'Project Planner'.R26 'Project Planner'.S23:'Project Planner'.S27 'Project Planner'.T24:'Project Planner'.T28 'Project Planner'.U24:'Project Planner'.U25 'Project Planner'.V25:'Project Planner'.W25 'Project Planner'.N26:'Project Planner'.N26 'Project Planner'.Q26:'Project Planner'.Q27 'Project Planner'.V27:'Project Planner'.V27 'Project Planner'.X27:'Project Planner'.X27 'Project Planner'.L28:'Project Planner'.L29 'Project Planner'.N28:'Project Planner'.N29 'Project Planner'.P28:'Project Planner'.P29 'Project Planner'.R28:'Project Planner'.R29 'Project Planner'.U28:'Project Planner'.U29 'Project Planner'.W28:'Project Planner'.W29 'Project Planner'.M29:'Project Planner'.M29 'Project Planner'.O29:'Project Planner'.O29 'Project Planner'.Q29:'Project Planner'.Q29 'Project Planner'.S29:'Project Planner'.S29 'Project Planner'.V29:'Project Planner'.V29 'Project Planner'.X29:'Project Planner'.X29 'Project Planner'.T30:'Project Planner'.T32 'Project Planner'.L31:'Project Planner'.S32 'Project Planner'.U31:'Project Planner'.X32">
            <calcext:condition calcext:apply-style-name="ConditionalStyle_1" calcext:value="formula-is(percentcomplete)" calcext:base-cell-address="'Project Planner'.D5"/>
          </calcext:conditional-format>
          <calcext:conditional-format calcext:target-range-address="'Project Planner'.E4:'Project Planner'.F4 'Project Planner'.G4:'Project Planner'.G5 'Project Planner'.H4:'Project Planner'.I8 'Project Planner'.J4:'Project Planner'.J10 'Project Planner'.K4:'Project Planner'.K11 'Project Planner'.L4:'Project Planner'.O20 'Project Planner'.P4:'Project Planner'.S21 'Project Planner'.T4:'Project Planner'.U22 'Project Planner'.V4:'Project Planner'.W23 'Project Planner'.X4:'Project Planner'.X25 'Project Planner'.Y4:'Project Planner'.Y30 'Project Planner'.D5:'Project Planner'.D7 'Project Planner'.E6:'Project Planner'.F7 'Project Planner'.D9:'Project Planner'.G32 'Project Planner'.H10:'Project Planner'.H12 'Project Planner'.I11:'Project Planner'.I13 'Project Planner'.J12:'Project Planner'.J13 'Project Planner'.K13:'Project Planner'.K14 'Project Planner'.H14:'Project Planner'.H32 'Project Planner'.I15:'Project Planner'.I32 'Project Planner'.J15:'Project Planner'.J16 'Project Planner'.K17:'Project Planner'.K18 'Project Planner'.J19:'Project Planner'.J32 'Project Planner'.K21:'Project Planner'.K32 'Project Planner'.L22:'Project Planner'.L26 'Project Planner'.M22:'Project Planner'.M27 'Project Planner'.N22:'Project Planner'.N24 'Project Planner'.O22:'Project Planner'.O27 'Project Planner'.P23:'Project Planner'.P26 'Project Planner'.Q23:'Project Planner'.Q24 'Project Planner'.R23:'Project Planner'.R26 'Project Planner'.S23:'Project Planner'.S27 'Project Planner'.T24:'Project Planner'.T28 'Project Planner'.U24:'Project Planner'.U25 'Project Planner'.V25:'Project Planner'.W25 'Project Planner'.N26:'Project Planner'.N26 'Project Planner'.Q26:'Project Planner'.Q27 'Project Planner'.V27:'Project Planner'.V27 'Project Planner'.X27:'Project Planner'.X27 'Project Planner'.L28:'Project Planner'.L29 'Project Planner'.N28:'Project Planner'.N29 'Project Planner'.P28:'Project Planner'.P29 'Project Planner'.R28:'Project Planner'.R29 'Project Planner'.U28:'Project Planner'.U29 'Project Planner'.W28:'Project Planner'.W29 'Project Planner'.M29:'Project Planner'.M29 'Project Planner'.O29:'Project Planner'.O29 'Project Planner'.Q29:'Project Planner'.Q29 'Project Planner'.S29:'Project Planner'.S29 'Project Planner'.V29:'Project Planner'.V29 'Project Planner'.X29:'Project Planner'.X29 'Project Planner'.T30:'Project Planner'.T32 'Project Planner'.L31:'Project Planner'.S32 'Project Planner'.U31:'Project Planner'.X32">
            <calcext:condition calcext:apply-style-name="ConditionalStyle_2" calcext:value="formula-is(percentcompletebeyond)" calcext:base-cell-address="'Project Planner'.D5"/>
          </calcext:conditional-format>
          <calcext:conditional-format calcext:target-range-address="'Project Planner'.E4:'Project Planner'.F4 'Project Planner'.G4:'Project Planner'.G5 'Project Planner'.H4:'Project Planner'.I8 'Project Planner'.J4:'Project Planner'.J10 'Project Planner'.K4:'Project Planner'.K11 'Project Planner'.L4:'Project Planner'.O20 'Project Planner'.P4:'Project Planner'.S21 'Project Planner'.T4:'Project Planner'.U22 'Project Planner'.V4:'Project Planner'.W23 'Project Planner'.X4:'Project Planner'.X25 'Project Planner'.Y4:'Project Planner'.Y30 'Project Planner'.D5:'Project Planner'.D7 'Project Planner'.E6:'Project Planner'.F7 'Project Planner'.D9:'Project Planner'.G32 'Project Planner'.H10:'Project Planner'.H12 'Project Planner'.I11:'Project Planner'.I13 'Project Planner'.J12:'Project Planner'.J13 'Project Planner'.K13:'Project Planner'.K14 'Project Planner'.H14:'Project Planner'.H32 'Project Planner'.I15:'Project Planner'.I32 'Project Planner'.J15:'Project Planner'.J16 'Project Planner'.K17:'Project Planner'.K18 'Project Planner'.J19:'Project Planner'.J32 'Project Planner'.K21:'Project Planner'.K32 'Project Planner'.L22:'Project Planner'.L26 'Project Planner'.M22:'Project Planner'.M27 'Project Planner'.N22:'Project Planner'.N24 'Project Planner'.O22:'Project Planner'.O27 'Project Planner'.P23:'Project Planner'.P26 'Project Planner'.Q23:'Project Planner'.Q24 'Project Planner'.R23:'Project Planner'.R26 'Project Planner'.S23:'Project Planner'.S27 'Project Planner'.T24:'Project Planner'.T28 'Project Planner'.U24:'Project Planner'.U25 'Project Planner'.V25:'Project Planner'.W25 'Project Planner'.N26:'Project Planner'.N26 'Project Planner'.Q26:'Project Planner'.Q27 'Project Planner'.V27:'Project Planner'.V27 'Project Planner'.X27:'Project Planner'.X27 'Project Planner'.L28:'Project Planner'.L29 'Project Planner'.N28:'Project Planner'.N29 'Project Planner'.P28:'Project Planner'.P29 'Project Planner'.R28:'Project Planner'.R29 'Project Planner'.U28:'Project Planner'.U29 'Project Planner'.W28:'Project Planner'.W29 'Project Planner'.M29:'Project Planner'.M29 'Project Planner'.O29:'Project Planner'.O29 'Project Planner'.Q29:'Project Planner'.Q29 'Project Planner'.S29:'Project Planner'.S29 'Project Planner'.V29:'Project Planner'.V29 'Project Planner'.X29:'Project Planner'.X29 'Project Planner'.T30:'Project Planner'.T32 'Project Planner'.L31:'Project Planner'.S32 'Project Planner'.U31:'Project Planner'.X32">
            <calcext:condition calcext:apply-style-name="ConditionalStyle_3" calcext:value="formula-is(actual)" calcext:base-cell-address="'Project Planner'.D5"/>
          </calcext:conditional-format>
          <calcext:conditional-format calcext:target-range-address="'Project Planner'.E4:'Project Planner'.F4 'Project Planner'.G4:'Project Planner'.G5 'Project Planner'.H4:'Project Planner'.I8 'Project Planner'.J4:'Project Planner'.J10 'Project Planner'.K4:'Project Planner'.K11 'Project Planner'.L4:'Project Planner'.O20 'Project Planner'.P4:'Project Planner'.S21 'Project Planner'.T4:'Project Planner'.U22 'Project Planner'.V4:'Project Planner'.W23 'Project Planner'.X4:'Project Planner'.X25 'Project Planner'.Y4:'Project Planner'.Y30 'Project Planner'.D5:'Project Planner'.D7 'Project Planner'.E6:'Project Planner'.F7 'Project Planner'.D9:'Project Planner'.G32 'Project Planner'.H10:'Project Planner'.H12 'Project Planner'.I11:'Project Planner'.I13 'Project Planner'.J12:'Project Planner'.J13 'Project Planner'.K13:'Project Planner'.K14 'Project Planner'.H14:'Project Planner'.H32 'Project Planner'.I15:'Project Planner'.I32 'Project Planner'.J15:'Project Planner'.J16 'Project Planner'.K17:'Project Planner'.K18 'Project Planner'.J19:'Project Planner'.J32 'Project Planner'.K21:'Project Planner'.K32 'Project Planner'.L22:'Project Planner'.L26 'Project Planner'.M22:'Project Planner'.M27 'Project Planner'.N22:'Project Planner'.N24 'Project Planner'.O22:'Project Planner'.O27 'Project Planner'.P23:'Project Planner'.P26 'Project Planner'.Q23:'Project Planner'.Q24 'Project Planner'.R23:'Project Planner'.R26 'Project Planner'.S23:'Project Planner'.S27 'Project Planner'.T24:'Project Planner'.T28 'Project Planner'.U24:'Project Planner'.U25 'Project Planner'.V25:'Project Planner'.W25 'Project Planner'.N26:'Project Planner'.N26 'Project Planner'.Q26:'Project Planner'.Q27 'Project Planner'.V27:'Project Planner'.V27 'Project Planner'.X27:'Project Planner'.X27 'Project Planner'.L28:'Project Planner'.L29 'Project Planner'.N28:'Project Planner'.N29 'Project Planner'.P28:'Project Planner'.P29 'Project Planner'.R28:'Project Planner'.R29 'Project Planner'.U28:'Project Planner'.U29 'Project Planner'.W28:'Project Planner'.W29 'Project Planner'.M29:'Project Planner'.M29 'Project Planner'.O29:'Project Planner'.O29 'Project Planner'.Q29:'Project Planner'.Q29 'Project Planner'.S29:'Project Planner'.S29 'Project Planner'.V29:'Project Planner'.V29 'Project Planner'.X29:'Project Planner'.X29 'Project Planner'.T30:'Project Planner'.T32 'Project Planner'.L31:'Project Planner'.S32 'Project Planner'.U31:'Project Planner'.X32">
            <calcext:condition calcext:apply-style-name="ConditionalStyle_4" calcext:value="formula-is(actualbeyond)" calcext:base-cell-address="'Project Planner'.D5"/>
          </calcext:conditional-format>
          <calcext:conditional-format calcext:target-range-address="'Project Planner'.E4:'Project Planner'.F4 'Project Planner'.G4:'Project Planner'.G5 'Project Planner'.H4:'Project Planner'.I8 'Project Planner'.J4:'Project Planner'.J10 'Project Planner'.K4:'Project Planner'.K11 'Project Planner'.L4:'Project Planner'.O20 'Project Planner'.P4:'Project Planner'.S21 'Project Planner'.T4:'Project Planner'.U22 'Project Planner'.V4:'Project Planner'.W23 'Project Planner'.X4:'Project Planner'.X25 'Project Planner'.Y4:'Project Planner'.Y30 'Project Planner'.D5:'Project Planner'.D7 'Project Planner'.E6:'Project Planner'.F7 'Project Planner'.D9:'Project Planner'.G32 'Project Planner'.H10:'Project Planner'.H12 'Project Planner'.I11:'Project Planner'.I13 'Project Planner'.J12:'Project Planner'.J13 'Project Planner'.K13:'Project Planner'.K14 'Project Planner'.H14:'Project Planner'.H32 'Project Planner'.I15:'Project Planner'.I32 'Project Planner'.J15:'Project Planner'.J16 'Project Planner'.K17:'Project Planner'.K18 'Project Planner'.J19:'Project Planner'.J32 'Project Planner'.K21:'Project Planner'.K32 'Project Planner'.L22:'Project Planner'.L26 'Project Planner'.M22:'Project Planner'.M27 'Project Planner'.N22:'Project Planner'.N24 'Project Planner'.O22:'Project Planner'.O27 'Project Planner'.P23:'Project Planner'.P26 'Project Planner'.Q23:'Project Planner'.Q24 'Project Planner'.R23:'Project Planner'.R26 'Project Planner'.S23:'Project Planner'.S27 'Project Planner'.T24:'Project Planner'.T28 'Project Planner'.U24:'Project Planner'.U25 'Project Planner'.V25:'Project Planner'.W25 'Project Planner'.N26:'Project Planner'.N26 'Project Planner'.Q26:'Project Planner'.Q27 'Project Planner'.V27:'Project Planner'.V27 'Project Planner'.X27:'Project Planner'.X27 'Project Planner'.L28:'Project Planner'.L29 'Project Planner'.N28:'Project Planner'.N29 'Project Planner'.P28:'Project Planner'.P29 'Project Planner'.R28:'Project Planner'.R29 'Project Planner'.U28:'Project Planner'.U29 'Project Planner'.W28:'Project Planner'.W29 'Project Planner'.M29:'Project Planner'.M29 'Project Planner'.O29:'Project Planner'.O29 'Project Planner'.Q29:'Project Planner'.Q29 'Project Planner'.S29:'Project Planner'.S29 'Project Planner'.V29:'Project Planner'.V29 'Project Planner'.X29:'Project Planner'.X29 'Project Planner'.T30:'Project Planner'.T32 'Project Planner'.L31:'Project Planner'.S32 'Project Planner'.U31:'Project Planner'.X32">
            <calcext:condition calcext:apply-style-name="ConditionalStyle_5" calcext:value="formula-is(plan)" calcext:base-cell-address="'Project Planner'.D5"/>
          </calcext:conditional-format>
          <calcext:conditional-format calcext:target-range-address="'Project Planner'.E4:'Project Planner'.F4 'Project Planner'.G4:'Project Planner'.G5 'Project Planner'.H4:'Project Planner'.I8 'Project Planner'.J4:'Project Planner'.J10 'Project Planner'.K4:'Project Planner'.K11 'Project Planner'.L4:'Project Planner'.O20 'Project Planner'.P4:'Project Planner'.S21 'Project Planner'.T4:'Project Planner'.U22 'Project Planner'.V4:'Project Planner'.W23 'Project Planner'.X4:'Project Planner'.X25 'Project Planner'.Y4:'Project Planner'.Y30 'Project Planner'.D5:'Project Planner'.D7 'Project Planner'.E6:'Project Planner'.F7 'Project Planner'.D9:'Project Planner'.G32 'Project Planner'.H10:'Project Planner'.H12 'Project Planner'.I11:'Project Planner'.I13 'Project Planner'.J12:'Project Planner'.J13 'Project Planner'.K13:'Project Planner'.K14 'Project Planner'.H14:'Project Planner'.H32 'Project Planner'.I15:'Project Planner'.I32 'Project Planner'.J15:'Project Planner'.J16 'Project Planner'.K17:'Project Planner'.K18 'Project Planner'.J19:'Project Planner'.J32 'Project Planner'.K21:'Project Planner'.K32 'Project Planner'.L22:'Project Planner'.L26 'Project Planner'.M22:'Project Planner'.M27 'Project Planner'.N22:'Project Planner'.N24 'Project Planner'.O22:'Project Planner'.O27 'Project Planner'.P23:'Project Planner'.P26 'Project Planner'.Q23:'Project Planner'.Q24 'Project Planner'.R23:'Project Planner'.R26 'Project Planner'.S23:'Project Planner'.S27 'Project Planner'.T24:'Project Planner'.T28 'Project Planner'.U24:'Project Planner'.U25 'Project Planner'.V25:'Project Planner'.W25 'Project Planner'.N26:'Project Planner'.N26 'Project Planner'.Q26:'Project Planner'.Q27 'Project Planner'.V27:'Project Planner'.V27 'Project Planner'.X27:'Project Planner'.X27 'Project Planner'.L28:'Project Planner'.L29 'Project Planner'.N28:'Project Planner'.N29 'Project Planner'.P28:'Project Planner'.P29 'Project Planner'.R28:'Project Planner'.R29 'Project Planner'.U28:'Project Planner'.U29 'Project Planner'.W28:'Project Planner'.W29 'Project Planner'.M29:'Project Planner'.M29 'Project Planner'.O29:'Project Planner'.O29 'Project Planner'.Q29:'Project Planner'.Q29 'Project Planner'.S29:'Project Planner'.S29 'Project Planner'.V29:'Project Planner'.V29 'Project Planner'.X29:'Project Planner'.X29 'Project Planner'.T30:'Project Planner'.T32 'Project Planner'.L31:'Project Planner'.S32 'Project Planner'.U31:'Project Planner'.X32">
            <calcext:condition calcext:apply-style-name="ConditionalStyle_6" calcext:value="formula-is(MOD(COLUMN();2))" calcext:base-cell-address="'Project Planner'.D5"/>
          </calcext:conditional-format>
          <calcext:conditional-format calcext:target-range-address="'Project Planner'.E4:'Project Planner'.F4 'Project Planner'.G4:'Project Planner'.G5 'Project Planner'.H4:'Project Planner'.I8 'Project Planner'.J4:'Project Planner'.J10 'Project Planner'.K4:'Project Planner'.K11 'Project Planner'.L4:'Project Planner'.O20 'Project Planner'.P4:'Project Planner'.S21 'Project Planner'.T4:'Project Planner'.U22 'Project Planner'.V4:'Project Planner'.W23 'Project Planner'.X4:'Project Planner'.X25 'Project Planner'.Y4:'Project Planner'.Y30 'Project Planner'.D5:'Project Planner'.D7 'Project Planner'.E6:'Project Planner'.F7 'Project Planner'.D9:'Project Planner'.G32 'Project Planner'.H10:'Project Planner'.H12 'Project Planner'.I11:'Project Planner'.I13 'Project Planner'.J12:'Project Planner'.J13 'Project Planner'.K13:'Project Planner'.K14 'Project Planner'.H14:'Project Planner'.H32 'Project Planner'.I15:'Project Planner'.I32 'Project Planner'.J15:'Project Planner'.J16 'Project Planner'.K17:'Project Planner'.K18 'Project Planner'.J19:'Project Planner'.J32 'Project Planner'.K21:'Project Planner'.K32 'Project Planner'.L22:'Project Planner'.L26 'Project Planner'.M22:'Project Planner'.M27 'Project Planner'.N22:'Project Planner'.N24 'Project Planner'.O22:'Project Planner'.O27 'Project Planner'.P23:'Project Planner'.P26 'Project Planner'.Q23:'Project Planner'.Q24 'Project Planner'.R23:'Project Planner'.R26 'Project Planner'.S23:'Project Planner'.S27 'Project Planner'.T24:'Project Planner'.T28 'Project Planner'.U24:'Project Planner'.U25 'Project Planner'.V25:'Project Planner'.W25 'Project Planner'.N26:'Project Planner'.N26 'Project Planner'.Q26:'Project Planner'.Q27 'Project Planner'.V27:'Project Planner'.V27 'Project Planner'.X27:'Project Planner'.X27 'Project Planner'.L28:'Project Planner'.L29 'Project Planner'.N28:'Project Planner'.N29 'Project Planner'.P28:'Project Planner'.P29 'Project Planner'.R28:'Project Planner'.R29 'Project Planner'.U28:'Project Planner'.U29 'Project Planner'.W28:'Project Planner'.W29 'Project Planner'.M29:'Project Planner'.M29 'Project Planner'.O29:'Project Planner'.O29 'Project Planner'.Q29:'Project Planner'.Q29 'Project Planner'.S29:'Project Planner'.S29 'Project Planner'.V29:'Project Planner'.V29 'Project Planner'.X29:'Project Planner'.X29 'Project Planner'.T30:'Project Planner'.T32 'Project Planner'.L31:'Project Planner'.S32 'Project Planner'.U31:'Project Planner'.X32">
            <calcext:condition calcext:apply-style-name="ConditionalStyle_7" calcext:value="formula-is(MOD(COLUMN();2)=0)" calcext:base-cell-address="'Project Planner'.D5"/>
          </calcext:conditional-format>
        </calcext:conditional-formats>
      </table:table>
      <table:named-expressions>
        <table:named-expression table:name="period_selected" table:base-cell-address="$'Project Planner'.$A$1" table:expression="#REF!"/>
        <table:named-range table:name="TitleRegion..BO60" table:base-cell-address="$'Project Planner'.$A$1" table:cell-range-address="$'Project Planner'.$C$2:.$C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Corbel" svg:font-family="Corbe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3f3f3f" style:font-name="Corbel" fo:font-family="Corbel" fo:font-size="11pt" style:font-name-asian="Linux Libertine G" style:font-family-asian="'Linux Libertine G'" style:font-family-generic-asian="system" style:font-pitch-asian="variable" style:font-size-asian="11pt" style:font-name-complex="Corbel" style:font-family-complex="Corbe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order-bottom="0.74pt solid #ffffff" fo:background-color="#735773" fo:border-left="none" fo:border-right="none" fo:border-top="none"/>
    </style:style>
    <style:style style:name="ConditionalStyle_5f_2" style:display-name="ConditionalStyle_2" style:family="table-cell" style:parent-style-name="Default">
      <style:table-cell-properties fo:border-bottom="0.74pt solid #ffffff" fo:background-color="#e9ab51" fo:border-left="none" fo:border-right="none" fo:border-top="none"/>
    </style:style>
    <style:style style:name="ConditionalStyle_5f_3" style:display-name="ConditionalStyle_3" style:family="table-cell" style:parent-style-name="Default">
      <style:table-cell-properties fo:border-bottom="0.74pt solid #ffffff" fo:background-color="#c9b8c9" fo:border-left="none" fo:border-right="none" fo:border-top="none"/>
    </style:style>
    <style:style style:name="ConditionalStyle_5f_4" style:display-name="ConditionalStyle_4" style:family="table-cell" style:parent-style-name="Default">
      <style:table-cell-properties fo:border-bottom="0.74pt solid #ffffff" fo:background-color="#f6ddb9" fo:border-left="none" fo:border-right="none" fo:border-top="none"/>
    </style:style>
    <style:style style:name="ConditionalStyle_5f_5" style:display-name="ConditionalStyle_5" style:family="table-cell" style:parent-style-name="Default">
      <style:table-cell-properties fo:border-bottom="0.74pt solid #ffffff" fo:background-color="transparent" fo:border-left="none" fo:border-right="none" fo:border-top="none"/>
    </style:style>
    <style:style style:name="ConditionalStyle_5f_6" style:display-name="ConditionalStyle_6" style:family="table-cell" style:parent-style-name="Default">
      <style:table-cell-properties fo:border-bottom="0.74pt solid #ffffff" fo:background-color="#f2f2f2" fo:border-left="none" fo:border-right="none" fo:border-top="none"/>
    </style:style>
    <style:style style:name="ConditionalStyle_5f_7" style:display-name="ConditionalStyle_7" style:family="table-cell" style:parent-style-name="Default">
      <style:table-cell-properties fo:border-bottom="0.74pt solid #ffffff" fo:background-color="#ffffff" fo:border-left="none" fo:border-right="none" fo:border-top="non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32.4pt" fo:margin-bottom="32.4pt" fo:margin-left="36pt" fo:margin-right="36pt" style:print-page-order="ttb" style:first-page-number="continue" loext:scale-to-X="1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ject_20_Planner" style:display-name="PageStyle_Project Plann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5" meta:object-count="0"/>
    <meta:generator>LibreOfficeDev/6.0.5.2$Linux_X86_64 LibreOffice_project/</meta:generator>
  </office:meta>
</office:document-meta>
</file>